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51.05mm"/>
    </style:style>
    <style:style style:name="co4" style:family="table-column">
      <style:table-column-properties fo:break-before="auto" style:column-width="23.3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0.52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.48mm"/>
    </style:style>
    <style:style style:name="co10" style:family="table-column">
      <style:table-column-properties fo:break-before="auto" style:column-width="15.54mm"/>
    </style:style>
    <style:style style:name="co11" style:family="table-column">
      <style:table-column-properties fo:break-before="auto" style:column-width="6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9"/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NTC lookup table generator by Damian Schneider  (<text:a xlink:href="https://bashtelorofscience.wordpress.com/" xlink:type="simple">https://bashtelorofscience.wordpress.com/</text:a>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alues for Banggood 100k NTC (glass bead type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R_25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>
            <draw:frame table:end-cell-address="Tabelle1.N21" table:end-x="0.4mm" table:end-y="2.78mm" draw:z-index="0" draw:style-name="gr1" draw:text-style-name="P1" svg:width="140.02mm" svg:height="73.72mm" svg:x="18.87mm" svg:y="2.05mm">
              <loext:p draw:notify-on-update-of-ranges="Tabelle1.A14:Tabelle1.A92 Tabelle1.E13:Tabelle1.E13 Tabelle1.E14:Tabelle1.E9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 calcext:value-type="string">
            <text:p>B25/100</text:p>
          </table:table-cell>
          <table:table-cell office:value-type="float" office:value="3950" calcext:value-type="float">
            <text:p>395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_pulldown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_i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DC_max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3">
          <table:table-cell office:value-type="string" calcext:value-type="string">
            <text:p>Temperature [°C]</text:p>
          </table:table-cell>
          <table:table-cell office:value-type="string" calcext:value-type="string">
            <text:p>Temperature [K]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ADC Voltage</text:p>
          </table:table-cell>
          <table:table-cell office:value-type="string" calcext:value-type="string">
            <text:p>ADC Value</text:p>
          </table:table-cell>
          <table:table-cell office:value-type="string" calcext:value-type="string">
            <text:p>Resolution [°C]</text:p>
          </table:table-cell>
          <table:table-cell table:number-columns-repeated="5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[.A14]+273.15" office:value-type="float" office:value="173.15" calcext:value-type="float">
            <text:p>173.15</text:p>
          </table:table-cell>
          <table:table-cell table:formula="of:=[.$B$5]*EXP([.$B$6]*(1/[.B14]-1/298.15))" office:value-type="float" office:value="1424591278.83945" calcext:value-type="float">
            <text:p>1424591278.84</text:p>
          </table:table-cell>
          <table:table-cell table:formula="of:=[.$B$8]*[.$B$7]/([.C14]+[.$B$7])" office:value-type="float" office:value="0.00000701954736733456" calcext:value-type="float">
            <text:p>0</text:p>
          </table:table-cell>
          <table:table-cell table:formula="of:=[.$B$9]*[.D14]/([.$B$8])" office:value-type="float" office:value="0.00143760330083012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[.A15]+273.15" office:value-type="float" office:value="223.15" calcext:value-type="float">
            <text:p>223.15</text:p>
          </table:table-cell>
          <table:table-cell table:formula="of:=[.$B$5]*EXP([.$B$6]*(1/[.B15]-1/298.15))" office:value-type="float" office:value="8586128.24502003" calcext:value-type="float">
            <text:p>8586128.25</text:p>
          </table:table-cell>
          <table:table-cell table:formula="of:=[.$B$8]*[.$B$7]/([.C15]+[.$B$7])" office:value-type="float" office:value="0.00116439807542449" calcext:value-type="float">
            <text:p>0</text:p>
          </table:table-cell>
          <table:table-cell table:formula="of:=[.$B$9]*[.D15]/([.$B$8])" office:value-type="float" office:value="0.238468725846935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A16]+273.15" office:value-type="float" office:value="243.15" calcext:value-type="float">
            <text:p>243.15</text:p>
          </table:table-cell>
          <table:table-cell table:formula="of:=[.$B$5]*EXP([.$B$6]*(1/[.B16]-1/298.15))" office:value-type="float" office:value="2002039.02446684" calcext:value-type="float">
            <text:p>2002039.02</text:p>
          </table:table-cell>
          <table:table-cell table:formula="of:=[.$B$8]*[.$B$7]/([.C16]+[.$B$7])" office:value-type="float" office:value="0.00498992278988201" calcext:value-type="float">
            <text:p>0</text:p>
          </table:table-cell>
          <table:table-cell table:formula="of:=[.$B$9]*[.D16]/([.$B$8])" office:value-type="float" office:value="1.02193618736784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[.A17]+273.15" office:value-type="float" office:value="248.15" calcext:value-type="float">
            <text:p>248.15</text:p>
          </table:table-cell>
          <table:table-cell table:formula="of:=[.$B$5]*EXP([.$B$6]*(1/[.B17]-1/298.15))" office:value-type="float" office:value="1443169.37268097" calcext:value-type="float">
            <text:p>1443169.37</text:p>
          </table:table-cell>
          <table:table-cell table:formula="of:=[.$B$8]*[.$B$7]/([.C17]+[.$B$7])" office:value-type="float" office:value="0.00691960415784952" calcext:value-type="float">
            <text:p>0.01</text:p>
          </table:table-cell>
          <table:table-cell table:formula="of:=[.$B$9]*[.D17]/([.$B$8])" office:value-type="float" office:value="1.41713493152758" calcext:value-type="float">
            <text:p>1</text:p>
          </table:table-cell>
          <table:table-cell table:formula="of:=5/([.E16]-[.E17])" office:value-type="float" office:value="-12.6518620665933" calcext:value-type="float">
            <text:p>-12.652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A18]+273.15" office:value-type="float" office:value="253.15" calcext:value-type="float">
            <text:p>253.15</text:p>
          </table:table-cell>
          <table:table-cell table:formula="of:=[.$B$5]*EXP([.$B$6]*(1/[.B18]-1/298.15))" office:value-type="float" office:value="1053846.90206038" calcext:value-type="float">
            <text:p>1053846.9</text:p>
          </table:table-cell>
          <table:table-cell table:formula="of:=[.$B$8]*[.$B$7]/([.C18]+[.$B$7])" office:value-type="float" office:value="0.00947107007700264" calcext:value-type="float">
            <text:p>0.01</text:p>
          </table:table-cell>
          <table:table-cell table:formula="of:=[.$B$9]*[.D18]/([.$B$8])" office:value-type="float" office:value="1.93967515177014" calcext:value-type="float">
            <text:p>2</text:p>
          </table:table-cell>
          <table:table-cell table:formula="of:=5/([.E17]-[.E18])" office:value-type="float" office:value="-9.56864142951339" calcext:value-type="float">
            <text:p>-9.569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A19]+273.15" office:value-type="float" office:value="258.15" calcext:value-type="float">
            <text:p>258.15</text:p>
          </table:table-cell>
          <table:table-cell table:formula="of:=[.$B$5]*EXP([.$B$6]*(1/[.B19]-1/298.15))" office:value-type="float" office:value="778981.075798084" calcext:value-type="float">
            <text:p>778981.08</text:p>
          </table:table-cell>
          <table:table-cell table:formula="of:=[.$B$8]*[.$B$7]/([.C19]+[.$B$7])" office:value-type="float" office:value="0.0128044075713115" calcext:value-type="float">
            <text:p>0.01</text:p>
          </table:table-cell>
          <table:table-cell table:formula="of:=[.$B$9]*[.D19]/([.$B$8])" office:value-type="float" office:value="2.6223426706046" calcext:value-type="float">
            <text:p>3</text:p>
          </table:table-cell>
          <table:table-cell table:formula="of:=5/([.E18]-[.E19])" office:value-type="float" office:value="-7.32420960724288" calcext:value-type="float">
            <text:p>-7.324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A20]+273.15" office:value-type="float" office:value="263.15" calcext:value-type="float">
            <text:p>263.15</text:p>
          </table:table-cell>
          <table:table-cell table:formula="of:=[.$B$5]*EXP([.$B$6]*(1/[.B20]-1/298.15))" office:value-type="float" office:value="582457.127870788" calcext:value-type="float">
            <text:p>582457.13</text:p>
          </table:table-cell>
          <table:table-cell table:formula="of:=[.$B$8]*[.$B$7]/([.C20]+[.$B$7])" office:value-type="float" office:value="0.0171098948462321" calcext:value-type="float">
            <text:p>0.02</text:p>
          </table:table-cell>
          <table:table-cell table:formula="of:=[.$B$9]*[.D20]/([.$B$8])" office:value-type="float" office:value="3.50410646450833" calcext:value-type="float">
            <text:p>4</text:p>
          </table:table-cell>
          <table:table-cell table:formula="of:=5/([.E19]-[.E20])" office:value-type="float" office:value="-5.67045282939559" calcext:value-type="float">
            <text:p>-5.670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A21]+273.15" office:value-type="float" office:value="268.15" calcext:value-type="float">
            <text:p>268.15</text:p>
          </table:table-cell>
          <table:table-cell table:formula="of:=[.$B$5]*EXP([.$B$6]*(1/[.B21]-1/298.15))" office:value-type="float" office:value="440260.466915716" calcext:value-type="float">
            <text:p>440260.47</text:p>
          </table:table-cell>
          <table:table-cell table:formula="of:=[.$B$8]*[.$B$7]/([.C21]+[.$B$7])" office:value-type="float" office:value="0.0226111098505799" calcext:value-type="float">
            <text:p>0.02</text:p>
          </table:table-cell>
          <table:table-cell table:formula="of:=[.$B$9]*[.D21]/([.$B$8])" office:value-type="float" office:value="4.63075529739876" calcext:value-type="float">
            <text:p>5</text:p>
          </table:table-cell>
          <table:table-cell table:formula="of:=5/([.E20]-[.E21])" office:value-type="float" office:value="-4.4379400697309" calcext:value-type="float">
            <text:p>-4.438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2]+273.15" office:value-type="float" office:value="273.15" calcext:value-type="float">
            <text:p>273.15</text:p>
          </table:table-cell>
          <table:table-cell table:formula="of:=[.$B$5]*EXP([.$B$6]*(1/[.B22]-1/298.15))" office:value-type="float" office:value="336206.037214357" calcext:value-type="float">
            <text:p>336206.04</text:p>
          </table:table-cell>
          <table:table-cell table:formula="of:=[.$B$8]*[.$B$7]/([.C22]+[.$B$7])" office:value-type="float" office:value="0.0295677749645312" calcext:value-type="float">
            <text:p>0.03</text:p>
          </table:table-cell>
          <table:table-cell table:formula="of:=[.$B$9]*[.D22]/([.$B$8])" office:value-type="float" office:value="6.055480312736" calcext:value-type="float">
            <text:p>6</text:p>
          </table:table-cell>
          <table:table-cell table:formula="of:=5/([.E21]-[.E22])" office:value-type="float" office:value="-3.50944915416992" calcext:value-type="float">
            <text:p>-3.50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3]+273.15" office:value-type="float" office:value="278.15" calcext:value-type="float">
            <text:p>278.15</text:p>
          </table:table-cell>
          <table:table-cell table:formula="of:=[.$B$5]*EXP([.$B$6]*(1/[.B23]-1/298.15))" office:value-type="float" office:value="259245.624195935" calcext:value-type="float">
            <text:p>259245.62</text:p>
          </table:table-cell>
          <table:table-cell table:formula="of:=[.$B$8]*[.$B$7]/([.C23]+[.$B$7])" office:value-type="float" office:value="0.0382781531012361" calcext:value-type="float">
            <text:p>0.04</text:p>
          </table:table-cell>
          <table:table-cell table:formula="of:=[.$B$9]*[.D23]/([.$B$8])" office:value-type="float" office:value="7.83936575513315" calcext:value-type="float">
            <text:p>8</text:p>
          </table:table-cell>
          <table:table-cell table:formula="of:=5/([.E22]-[.E23])" office:value-type="float" office:value="-2.80287056621813" calcext:value-type="float">
            <text:p>-2.8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4]+273.15" office:value-type="float" office:value="283.15" calcext:value-type="float">
            <text:p>283.15</text:p>
          </table:table-cell>
          <table:table-cell table:formula="of:=[.$B$5]*EXP([.$B$6]*(1/[.B24]-1/298.15))" office:value-type="float" office:value="201745.770239848" calcext:value-type="float">
            <text:p>201745.77</text:p>
          </table:table-cell>
          <table:table-cell table:formula="of:=[.$B$8]*[.$B$7]/([.C24]+[.$B$7])" office:value-type="float" office:value="0.0490807734964414" calcext:value-type="float">
            <text:p>0.05</text:p>
          </table:table-cell>
          <table:table-cell table:formula="of:=[.$B$9]*[.D24]/([.$B$8])" office:value-type="float" office:value="10.0517424120712" calcext:value-type="float">
            <text:p>10</text:p>
          </table:table-cell>
          <table:table-cell table:formula="of:=5/([.E23]-[.E24])" office:value-type="float" office:value="-2.26001299747939" calcext:value-type="float">
            <text:p>-2.26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5]+273.15" office:value-type="float" office:value="288.15" calcext:value-type="float">
            <text:p>288.15</text:p>
          </table:table-cell>
          <table:table-cell table:formula="of:=[.$B$5]*EXP([.$B$6]*(1/[.B25]-1/298.15))" office:value-type="float" office:value="158371.476649081" calcext:value-type="float">
            <text:p>158371.48</text:p>
          </table:table-cell>
          <table:table-cell table:formula="of:=[.$B$8]*[.$B$7]/([.C25]+[.$B$7])" office:value-type="float" office:value="0.0623552280551835" calcext:value-type="float">
            <text:p>0.06</text:p>
          </table:table-cell>
          <table:table-cell table:formula="of:=[.$B$9]*[.D25]/([.$B$8])" office:value-type="float" office:value="12.7703507057016" calcext:value-type="float">
            <text:p>13</text:p>
          </table:table-cell>
          <table:table-cell table:formula="of:=5/([.E24]-[.E25])" office:value-type="float" office:value="-1.83917632110329" calcext:value-type="float">
            <text:p>-1.83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6]+273.15" office:value-type="float" office:value="293.15" calcext:value-type="float">
            <text:p>293.15</text:p>
          </table:table-cell>
          <table:table-cell table:formula="of:=[.$B$5]*EXP([.$B$6]*(1/[.B26]-1/298.15))" office:value-type="float" office:value="125353.258126628" calcext:value-type="float">
            <text:p>125353.26</text:p>
          </table:table-cell>
          <table:table-cell table:formula="of:=[.$B$8]*[.$B$7]/([.C26]+[.$B$7])" office:value-type="float" office:value="0.0785217445324951" calcext:value-type="float">
            <text:p>0.08</text:p>
          </table:table-cell>
          <table:table-cell table:formula="of:=[.$B$9]*[.D26]/([.$B$8])" office:value-type="float" office:value="16.081253280255" calcext:value-type="float">
            <text:p>16</text:p>
          </table:table-cell>
          <table:table-cell table:formula="of:=5/([.E25]-[.E26])" office:value-type="float" office:value="-1.5101622253788" calcext:value-type="float">
            <text:p>-1.51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+273.15" office:value-type="float" office:value="298.15" calcext:value-type="float">
            <text:p>298.15</text:p>
          </table:table-cell>
          <table:table-cell table:formula="of:=[.$B$5]*EXP([.$B$6]*(1/[.B27]-1/298.15))" office:value-type="float" office:value="100000" calcext:value-type="float">
            <text:p>100000</text:p>
          </table:table-cell>
          <table:table-cell table:formula="of:=[.$B$8]*[.$B$7]/([.C27]+[.$B$7])" office:value-type="float" office:value="0.0980392156862745" calcext:value-type="float">
            <text:p>0.1</text:p>
          </table:table-cell>
          <table:table-cell table:formula="of:=[.$B$9]*[.D27]/([.$B$8])" office:value-type="float" office:value="20.078431372549" calcext:value-type="float">
            <text:p>20</text:p>
          </table:table-cell>
          <table:table-cell table:formula="of:=5/([.E26]-[.E27])" office:value-type="float" office:value="-1.25088246871944" calcext:value-type="float">
            <text:p>-1.25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]+273.15" office:value-type="float" office:value="303.15" calcext:value-type="float">
            <text:p>303.15</text:p>
          </table:table-cell>
          <table:table-cell table:formula="of:=[.$B$5]*EXP([.$B$6]*(1/[.B28]-1/298.15))" office:value-type="float" office:value="80371.4068697314" calcext:value-type="float">
            <text:p>80371.41</text:p>
          </table:table-cell>
          <table:table-cell table:formula="of:=[.$B$8]*[.$B$7]/([.C28]+[.$B$7])" office:value-type="float" office:value="0.121401350056031" calcext:value-type="float">
            <text:p>0.12</text:p>
          </table:table-cell>
          <table:table-cell table:formula="of:=[.$B$9]*[.D28]/([.$B$8])" office:value-type="float" office:value="24.8629964914751" calcext:value-type="float">
            <text:p>25</text:p>
          </table:table-cell>
          <table:table-cell table:formula="of:=5/([.E27]-[.E28])" office:value-type="float" office:value="-1.04502705590143" calcext:value-type="float">
            <text:p>-1.04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9]+273.15" office:value-type="float" office:value="308.15" calcext:value-type="float">
            <text:p>308.15</text:p>
          </table:table-cell>
          <table:table-cell table:formula="of:=[.$B$5]*EXP([.$B$6]*(1/[.B29]-1/298.15))" office:value-type="float" office:value="65055.3112615657" calcext:value-type="float">
            <text:p>65055.31</text:p>
          </table:table-cell>
          <table:table-cell table:formula="of:=[.$B$8]*[.$B$7]/([.C29]+[.$B$7])" office:value-type="float" office:value="0.149130617871455" calcext:value-type="float">
            <text:p>0.15</text:p>
          </table:table-cell>
          <table:table-cell table:formula="of:=[.$B$9]*[.D29]/([.$B$8])" office:value-type="float" office:value="30.5419505400739" calcext:value-type="float">
            <text:p>31</text:p>
          </table:table-cell>
          <table:table-cell table:formula="of:=5/([.E28]-[.E29])" office:value-type="float" office:value="-0.880443820677449" calcext:value-type="float">
            <text:p>-0.88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0]+273.15" office:value-type="float" office:value="313.15" calcext:value-type="float">
            <text:p>313.15</text:p>
          </table:table-cell>
          <table:table-cell table:formula="of:=[.$B$5]*EXP([.$B$6]*(1/[.B30]-1/298.15))" office:value-type="float" office:value="53014.6685940967" calcext:value-type="float">
            <text:p>53014.67</text:p>
          </table:table-cell>
          <table:table-cell table:formula="of:=[.$B$8]*[.$B$7]/([.C30]+[.$B$7])" office:value-type="float" office:value="0.181769703527271" calcext:value-type="float">
            <text:p>0.18</text:p>
          </table:table-cell>
          <table:table-cell table:formula="of:=[.$B$9]*[.D30]/([.$B$8])" office:value-type="float" office:value="37.226435282385" calcext:value-type="float">
            <text:p>37</text:p>
          </table:table-cell>
          <table:table-cell table:formula="of:=5/([.E29]-[.E30])" office:value-type="float" office:value="-0.74800080974847" calcext:value-type="float">
            <text:p>-0.74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1]+273.15" office:value-type="float" office:value="318.15" calcext:value-type="float">
            <text:p>318.15</text:p>
          </table:table-cell>
          <table:table-cell table:formula="of:=[.$B$5]*EXP([.$B$6]*(1/[.B31]-1/298.15))" office:value-type="float" office:value="43481.3685005947" calcext:value-type="float">
            <text:p>43481.37</text:p>
          </table:table-cell>
          <table:table-cell table:formula="of:=[.$B$8]*[.$B$7]/([.C31]+[.$B$7])" office:value-type="float" office:value="0.219870253021723" calcext:value-type="float">
            <text:p>0.22</text:p>
          </table:table-cell>
          <table:table-cell table:formula="of:=[.$B$9]*[.D31]/([.$B$8])" office:value-type="float" office:value="45.029427818849" calcext:value-type="float">
            <text:p>45</text:p>
          </table:table-cell>
          <table:table-cell table:formula="of:=5/([.E30]-[.E31])" office:value-type="float" office:value="-0.640779800395124" calcext:value-type="float">
            <text:p>-0.64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2]+273.15" office:value-type="float" office:value="323.15" calcext:value-type="float">
            <text:p>323.15</text:p>
          </table:table-cell>
          <table:table-cell table:formula="of:=[.$B$5]*EXP([.$B$6]*(1/[.B32]-1/298.15))" office:value-type="float" office:value="35881.8258192908" calcext:value-type="float">
            <text:p>35881.83</text:p>
          </table:table-cell>
          <table:table-cell table:formula="of:=[.$B$8]*[.$B$7]/([.C32]+[.$B$7])" office:value-type="float" office:value="0.263978828467862" calcext:value-type="float">
            <text:p>0.26</text:p>
          </table:table-cell>
          <table:table-cell table:formula="of:=[.$B$9]*[.D32]/([.$B$8])" office:value-type="float" office:value="54.0628640702181" calcext:value-type="float">
            <text:p>54</text:p>
          </table:table-cell>
          <table:table-cell table:formula="of:=5/([.E31]-[.E32])" office:value-type="float" office:value="-0.553499228960868" calcext:value-type="float">
            <text:p>-0.55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3]+273.15" office:value-type="float" office:value="328.15" calcext:value-type="float">
            <text:p>328.15</text:p>
          </table:table-cell>
          <table:table-cell table:formula="of:=[.$B$5]*EXP([.$B$6]*(1/[.B33]-1/298.15))" office:value-type="float" office:value="29784.3589646463" calcext:value-type="float">
            <text:p>29784.36</text:p>
          </table:table-cell>
          <table:table-cell table:formula="of:=[.$B$8]*[.$B$7]/([.C33]+[.$B$7])" office:value-type="float" office:value="0.314620156760846" calcext:value-type="float">
            <text:p>0.31</text:p>
          </table:table-cell>
          <table:table-cell table:formula="of:=[.$B$9]*[.D33]/([.$B$8])" office:value-type="float" office:value="64.4342081046212" calcext:value-type="float">
            <text:p>64</text:p>
          </table:table-cell>
          <table:table-cell table:formula="of:=5/([.E32]-[.E33])" office:value-type="float" office:value="-0.48209759346661" calcext:value-type="float">
            <text:p>-0.48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4]+273.15" office:value-type="float" office:value="333.15" calcext:value-type="float">
            <text:p>333.15</text:p>
          </table:table-cell>
          <table:table-cell table:formula="of:=[.$B$5]*EXP([.$B$6]*(1/[.B34]-1/298.15))" office:value-type="float" office:value="24861.6475147338" calcext:value-type="float">
            <text:p>24861.65</text:p>
          </table:table-cell>
          <table:table-cell table:formula="of:=[.$B$8]*[.$B$7]/([.C34]+[.$B$7])" office:value-type="float" office:value="0.372277984606675" calcext:value-type="float">
            <text:p>0.37</text:p>
          </table:table-cell>
          <table:table-cell table:formula="of:=[.$B$9]*[.D34]/([.$B$8])" office:value-type="float" office:value="76.242531247447" calcext:value-type="float">
            <text:p>76</text:p>
          </table:table-cell>
          <table:table-cell table:formula="of:=5/([.E33]-[.E34])" office:value-type="float" office:value="-0.423430146645147" calcext:value-type="float">
            <text:p>-0.42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5]+273.15" office:value-type="float" office:value="338.15" calcext:value-type="float">
            <text:p>338.15</text:p>
          </table:table-cell>
          <table:table-cell table:formula="of:=[.$B$5]*EXP([.$B$6]*(1/[.B35]-1/298.15))" office:value-type="float" office:value="20863.7214338597" calcext:value-type="float">
            <text:p>20863.72</text:p>
          </table:table-cell>
          <table:table-cell table:formula="of:=[.$B$8]*[.$B$7]/([.C35]+[.$B$7])" office:value-type="float" office:value="0.437374118160426" calcext:value-type="float">
            <text:p>0.44</text:p>
          </table:table-cell>
          <table:table-cell table:formula="of:=[.$B$9]*[.D35]/([.$B$8])" office:value-type="float" office:value="89.5742193992552" calcext:value-type="float">
            <text:p>90</text:p>
          </table:table-cell>
          <table:table-cell table:formula="of:=5/([.E34]-[.E35])" office:value-type="float" office:value="-0.37504627644038" calcext:value-type="float">
            <text:p>-0.37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6]+273.15" office:value-type="float" office:value="343.15" calcext:value-type="float">
            <text:p>343.15</text:p>
          </table:table-cell>
          <table:table-cell table:formula="of:=[.$B$5]*EXP([.$B$6]*(1/[.B36]-1/298.15))" office:value-type="float" office:value="17598.3700852338" calcext:value-type="float">
            <text:p>17598.37</text:p>
          </table:table-cell>
          <table:table-cell table:formula="of:=[.$B$8]*[.$B$7]/([.C36]+[.$B$7])" office:value-type="float" office:value="0.51024651317991" calcext:value-type="float">
            <text:p>0.51</text:p>
          </table:table-cell>
          <table:table-cell table:formula="of:=[.$B$9]*[.D36]/([.$B$8])" office:value-type="float" office:value="104.498485899245" calcext:value-type="float">
            <text:p>104</text:p>
          </table:table-cell>
          <table:table-cell table:formula="of:=5/([.E35]-[.E36])" office:value-type="float" office:value="-0.335024840249486" calcext:value-type="float">
            <text:p>-0.33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7]+273.15" office:value-type="float" office:value="348.15" calcext:value-type="float">
            <text:p>348.15</text:p>
          </table:table-cell>
          <table:table-cell table:formula="of:=[.$B$5]*EXP([.$B$6]*(1/[.B37]-1/298.15))" office:value-type="float" office:value="14916.822463316" calcext:value-type="float">
            <text:p>14916.82</text:p>
          </table:table-cell>
          <table:table-cell table:formula="of:=[.$B$8]*[.$B$7]/([.C37]+[.$B$7])" office:value-type="float" office:value="0.591127560845717" calcext:value-type="float">
            <text:p>0.59</text:p>
          </table:table-cell>
          <table:table-cell table:formula="of:=[.$B$9]*[.D37]/([.$B$8])" office:value-type="float" office:value="121.062924461203" calcext:value-type="float">
            <text:p>121</text:p>
          </table:table-cell>
          <table:table-cell table:formula="of:=5/([.E36]-[.E37])" office:value-type="float" office:value="-0.301851462172899" calcext:value-type="float">
            <text:p>-0.30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8]+273.15" office:value-type="float" office:value="353.15" calcext:value-type="float">
            <text:p>353.15</text:p>
          </table:table-cell>
          <table:table-cell table:formula="of:=[.$B$5]*EXP([.$B$6]*(1/[.B38]-1/298.15))" office:value-type="float" office:value="12703.2023484362" calcext:value-type="float">
            <text:p>12703.2</text:p>
          </table:table-cell>
          <table:table-cell table:formula="of:=[.$B$8]*[.$B$7]/([.C38]+[.$B$7])" office:value-type="float" office:value="0.680123945996266" calcext:value-type="float">
            <text:p>0.68</text:p>
          </table:table-cell>
          <table:table-cell table:formula="of:=[.$B$9]*[.D38]/([.$B$8])" office:value-type="float" office:value="139.289384140035" calcext:value-type="float">
            <text:p>139</text:p>
          </table:table-cell>
          <table:table-cell table:formula="of:=5/([.E37]-[.E38])" office:value-type="float" office:value="-0.274326451110351" calcext:value-type="float">
            <text:p>-0.27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39]+273.15" office:value-type="float" office:value="358.15" calcext:value-type="float">
            <text:p>358.15</text:p>
          </table:table-cell>
          <table:table-cell table:formula="of:=[.$B$5]*EXP([.$B$6]*(1/[.B39]-1/298.15))" office:value-type="float" office:value="10866.7076939303" calcext:value-type="float">
            <text:p>10866.71</text:p>
          </table:table-cell>
          <table:table-cell table:formula="of:=[.$B$8]*[.$B$7]/([.C39]+[.$B$7])" office:value-type="float" office:value="0.777199594323372" calcext:value-type="float">
            <text:p>0.78</text:p>
          </table:table-cell>
          <table:table-cell table:formula="of:=[.$B$9]*[.D39]/([.$B$8])" office:value-type="float" office:value="159.170476917427" calcext:value-type="float">
            <text:p>159</text:p>
          </table:table-cell>
          <table:table-cell table:formula="of:=5/([.E38]-[.E39])" office:value-type="float" office:value="-0.251495229964723" calcext:value-type="float">
            <text:p>-0.25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40]+273.15" office:value-type="float" office:value="363.15" calcext:value-type="float">
            <text:p>363.15</text:p>
          </table:table-cell>
          <table:table-cell table:formula="of:=[.$B$5]*EXP([.$B$6]*(1/[.B40]-1/298.15))" office:value-type="float" office:value="9335.77057794756" calcext:value-type="float">
            <text:p>9335.77</text:p>
          </table:table-cell>
          <table:table-cell table:formula="of:=[.$B$8]*[.$B$7]/([.C40]+[.$B$7])" office:value-type="float" office:value="0.882163231095542" calcext:value-type="float">
            <text:p>0.88</text:p>
          </table:table-cell>
          <table:table-cell table:formula="of:=[.$B$9]*[.D40]/([.$B$8])" office:value-type="float" office:value="180.667029728367" calcext:value-type="float">
            <text:p>181</text:p>
          </table:table-cell>
          <table:table-cell table:formula="of:=5/([.E39]-[.E40])" office:value-type="float" office:value="-0.232595432578161" calcext:value-type="float">
            <text:p>-0.23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41]+273.15" office:value-type="float" office:value="368.15" calcext:value-type="float">
            <text:p>368.15</text:p>
          </table:table-cell>
          <table:table-cell table:formula="of:=[.$B$5]*EXP([.$B$6]*(1/[.B41]-1/298.15))" office:value-type="float" office:value="8053.66732578538" calcext:value-type="float">
            <text:p>8053.67</text:p>
          </table:table-cell>
          <table:table-cell table:formula="of:=[.$B$8]*[.$B$7]/([.C41]+[.$B$7])" office:value-type="float" office:value="0.99466191549349" calcext:value-type="float">
            <text:p>0.99</text:p>
          </table:table-cell>
          <table:table-cell table:formula="of:=[.$B$9]*[.D41]/([.$B$8])" office:value-type="float" office:value="203.706760293067" calcext:value-type="float">
            <text:p>204</text:p>
          </table:table-cell>
          <table:table-cell table:formula="of:=5/([.E40]-[.E41])" office:value-type="float" office:value="-0.217016426731169" calcext:value-type="float">
            <text:p>-0.21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2]+273.15" office:value-type="float" office:value="373.15" calcext:value-type="float">
            <text:p>373.15</text:p>
          </table:table-cell>
          <table:table-cell table:formula="of:=[.$B$5]*EXP([.$B$6]*(1/[.B42]-1/298.15))" office:value-type="float" office:value="6975.19772986188" calcext:value-type="float">
            <text:p>6975.2</text:p>
          </table:table-cell>
          <table:table-cell table:formula="of:=[.$B$8]*[.$B$7]/([.C42]+[.$B$7])" office:value-type="float" office:value="1.11418158139608" calcext:value-type="float">
            <text:p>1.11</text:p>
          </table:table-cell>
          <table:table-cell table:formula="of:=[.$B$9]*[.D42]/([.$B$8])" office:value-type="float" office:value="228.184387869917" calcext:value-type="float">
            <text:p>228</text:p>
          </table:table-cell>
          <table:table-cell table:formula="of:=5/([.E41]-[.E42])" office:value-type="float" office:value="-0.204268162194313" calcext:value-type="float">
            <text:p>-0.20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43]+273.15" office:value-type="float" office:value="378.15" calcext:value-type="float">
            <text:p>378.15</text:p>
          </table:table-cell>
          <table:table-cell table:formula="of:=[.$B$5]*EXP([.$B$6]*(1/[.B43]-1/298.15))" office:value-type="float" office:value="6064.15763481962" calcext:value-type="float">
            <text:p>6064.16</text:p>
          </table:table-cell>
          <table:table-cell table:formula="of:=[.$B$8]*[.$B$7]/([.C43]+[.$B$7])" office:value-type="float" office:value="1.2400551245206" calcext:value-type="float">
            <text:p>1.24</text:p>
          </table:table-cell>
          <table:table-cell table:formula="of:=[.$B$9]*[.D43]/([.$B$8])" office:value-type="float" office:value="253.963289501819" calcext:value-type="float">
            <text:p>254</text:p>
          </table:table-cell>
          <table:table-cell table:formula="of:=5/([.E42]-[.E43])" office:value-type="float" office:value="-0.193957061142292" calcext:value-type="float">
            <text:p>-0.19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44]+273.15" office:value-type="float" office:value="383.15" calcext:value-type="float">
            <text:p>383.15</text:p>
          </table:table-cell>
          <table:table-cell table:formula="of:=[.$B$5]*EXP([.$B$6]*(1/[.B44]-1/298.15))" office:value-type="float" office:value="5291.40401286916" calcext:value-type="float">
            <text:p>5291.4</text:p>
          </table:table-cell>
          <table:table-cell table:formula="of:=[.$B$8]*[.$B$7]/([.C44]+[.$B$7])" office:value-type="float" office:value="1.37147797356315" calcext:value-type="float">
            <text:p>1.37</text:p>
          </table:table-cell>
          <table:table-cell table:formula="of:=[.$B$9]*[.D44]/([.$B$8])" office:value-type="float" office:value="280.878688985733" calcext:value-type="float">
            <text:p>281</text:p>
          </table:table-cell>
          <table:table-cell table:formula="of:=5/([.E43]-[.E44])" office:value-type="float" office:value="-0.185767259482375" calcext:value-type="float">
            <text:p>-0.186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45]+273.15" office:value-type="float" office:value="388.15" calcext:value-type="float">
            <text:p>388.15</text:p>
          </table:table-cell>
          <table:table-cell table:formula="of:=[.$B$5]*EXP([.$B$6]*(1/[.B45]-1/298.15))" office:value-type="float" office:value="4633.36522555244" calcext:value-type="float">
            <text:p>4633.37</text:p>
          </table:table-cell>
          <table:table-cell table:formula="of:=[.$B$8]*[.$B$7]/([.C45]+[.$B$7])" office:value-type="float" office:value="1.50753044042847" calcext:value-type="float">
            <text:p>1.51</text:p>
          </table:table-cell>
          <table:table-cell table:formula="of:=[.$B$9]*[.D45]/([.$B$8])" office:value-type="float" office:value="308.742234199752" calcext:value-type="float">
            <text:p>309</text:p>
          </table:table-cell>
          <table:table-cell table:formula="of:=5/([.E44]-[.E45])" office:value-type="float" office:value="-0.179445937751108" calcext:value-type="float">
            <text:p>-0.17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46]+273.15" office:value-type="float" office:value="393.15" calcext:value-type="float">
            <text:p>393.15</text:p>
          </table:table-cell>
          <table:table-cell table:formula="of:=[.$B$5]*EXP([.$B$6]*(1/[.B46]-1/298.15))" office:value-type="float" office:value="4070.88776646628" calcext:value-type="float">
            <text:p>4070.89</text:p>
          </table:table-cell>
          <table:table-cell table:formula="of:=[.$B$8]*[.$B$7]/([.C46]+[.$B$7])" office:value-type="float" office:value="1.64720554631844" calcext:value-type="float">
            <text:p>1.65</text:p>
          </table:table-cell>
          <table:table-cell table:formula="of:=[.$B$9]*[.D46]/([.$B$8])" office:value-type="float" office:value="337.347695886016" calcext:value-type="float">
            <text:p>337</text:p>
          </table:table-cell>
          <table:table-cell table:formula="of:=5/([.E45]-[.E46])" office:value-type="float" office:value="-0.174791795176684" calcext:value-type="float">
            <text:p>-0.17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47]+273.15" office:value-type="float" office:value="398.15" calcext:value-type="float">
            <text:p>398.15</text:p>
          </table:table-cell>
          <table:table-cell table:formula="of:=[.$B$5]*EXP([.$B$6]*(1/[.B47]-1/298.15))" office:value-type="float" office:value="3588.33877240034" calcext:value-type="float">
            <text:p>3588.34</text:p>
          </table:table-cell>
          <table:table-cell table:formula="of:=[.$B$8]*[.$B$7]/([.C47]+[.$B$7])" office:value-type="float" office:value="1.78944054884216" calcext:value-type="float">
            <text:p>1.79</text:p>
          </table:table-cell>
          <table:table-cell table:formula="of:=[.$B$9]*[.D47]/([.$B$8])" office:value-type="float" office:value="366.477424402875" calcext:value-type="float">
            <text:p>366</text:p>
          </table:table-cell>
          <table:table-cell table:formula="of:=5/([.E46]-[.E47])" office:value-type="float" office:value="-0.171645952591224" calcext:value-type="float">
            <text:p>-0.172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48]+273.15" office:value-type="float" office:value="403.15" calcext:value-type="float">
            <text:p>403.15</text:p>
          </table:table-cell>
          <table:table-cell table:formula="of:=[.$B$5]*EXP([.$B$6]*(1/[.B48]-1/298.15))" office:value-type="float" office:value="3172.9040204033" calcext:value-type="float">
            <text:p>3172.9</text:p>
          </table:table-cell>
          <table:table-cell table:formula="of:=[.$B$8]*[.$B$7]/([.C48]+[.$B$7])" office:value-type="float" office:value="1.93315011462756" calcext:value-type="float">
            <text:p>1.93</text:p>
          </table:table-cell>
          <table:table-cell table:formula="of:=[.$B$9]*[.D48]/([.$B$8])" office:value-type="float" office:value="395.909143475724" calcext:value-type="float">
            <text:p>396</text:p>
          </table:table-cell>
          <table:table-cell table:formula="of:=5/([.E47]-[.E48])" office:value-type="float" office:value="-0.169884741955579" calcext:value-type="float">
            <text:p>-0.17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49]+273.15" office:value-type="float" office:value="408.15" calcext:value-type="float">
            <text:p>408.15</text:p>
          </table:table-cell>
          <table:table-cell table:formula="of:=[.$B$5]*EXP([.$B$6]*(1/[.B49]-1/298.15))" office:value-type="float" office:value="2814.03612996583" calcext:value-type="float">
            <text:p>2814.04</text:p>
          </table:table-cell>
          <table:table-cell table:formula="of:=[.$B$8]*[.$B$7]/([.C49]+[.$B$7])" office:value-type="float" office:value="2.07725902548865" calcext:value-type="float">
            <text:p>2.08</text:p>
          </table:table-cell>
          <table:table-cell table:formula="of:=[.$B$9]*[.D49]/([.$B$8])" office:value-type="float" office:value="425.422648420076" calcext:value-type="float">
            <text:p>425</text:p>
          </table:table-cell>
          <table:table-cell table:formula="of:=5/([.E47]-[.E49])" office:value-type="float" office:value="-0.0848245143413298" calcext:value-type="float">
            <text:p>-0.08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50]+273.15" office:value-type="float" office:value="413.15" calcext:value-type="float">
            <text:p>413.15</text:p>
          </table:table-cell>
          <table:table-cell table:formula="of:=[.$B$5]*EXP([.$B$6]*(1/[.B50]-1/298.15))" office:value-type="float" office:value="2503.01877026083" calcext:value-type="float">
            <text:p>2503.02</text:p>
          </table:table-cell>
          <table:table-cell table:formula="of:=[.$B$8]*[.$B$7]/([.C50]+[.$B$7])" office:value-type="float" office:value="2.22073247085771" calcext:value-type="float">
            <text:p>2.22</text:p>
          </table:table-cell>
          <table:table-cell table:formula="of:=[.$B$9]*[.D50]/([.$B$8])" office:value-type="float" office:value="454.80601003166" calcext:value-type="float">
            <text:p>455</text:p>
          </table:table-cell>
          <table:table-cell table:formula="of:=5/([.E48]-[.E50])" office:value-type="float" office:value="-0.0848941597810023" calcext:value-type="float">
            <text:p>-0.085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51]+273.15" office:value-type="float" office:value="418.15" calcext:value-type="float">
            <text:p>418.15</text:p>
          </table:table-cell>
          <table:table-cell table:formula="of:=[.$B$5]*EXP([.$B$6]*(1/[.B51]-1/298.15))" office:value-type="float" office:value="2232.62090377089" calcext:value-type="float">
            <text:p>2232.62</text:p>
          </table:table-cell>
          <table:table-cell table:formula="of:=[.$B$8]*[.$B$7]/([.C51]+[.$B$7])" office:value-type="float" office:value="2.36260232781322" calcext:value-type="float">
            <text:p>2.36</text:p>
          </table:table-cell>
          <table:table-cell table:formula="of:=[.$B$9]*[.D51]/([.$B$8])" office:value-type="float" office:value="483.860956736148" calcext:value-type="float">
            <text:p>484</text:p>
          </table:table-cell>
          <table:table-cell table:formula="of:=5/([.E49]-[.E51])" office:value-type="float" office:value="-0.0855603138433923" calcext:value-type="float">
            <text:p>-0.08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52]+273.15" office:value-type="float" office:value="423.15" calcext:value-type="float">
            <text:p>423.15</text:p>
          </table:table-cell>
          <table:table-cell table:formula="of:=[.$B$5]*EXP([.$B$6]*(1/[.B52]-1/298.15))" office:value-type="float" office:value="1996.82124614923" calcext:value-type="float">
            <text:p>1996.82</text:p>
          </table:table-cell>
          <table:table-cell table:formula="of:=[.$B$8]*[.$B$7]/([.C52]+[.$B$7])" office:value-type="float" office:value="2.50198830123679" calcext:value-type="float">
            <text:p>2.5</text:p>
          </table:table-cell>
          <table:table-cell table:formula="of:=[.$B$9]*[.D52]/([.$B$8])" office:value-type="float" office:value="512.407204093294" calcext:value-type="float">
            <text:p>512</text:p>
          </table:table-cell>
          <table:table-cell table:formula="of:=5/([.E50]-[.E52])" office:value-type="float" office:value="-0.0868037560931451" calcext:value-type="float">
            <text:p>-0.087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53]+273.15" office:value-type="float" office:value="428.15" calcext:value-type="float">
            <text:p>428.15</text:p>
          </table:table-cell>
          <table:table-cell table:formula="of:=[.$B$5]*EXP([.$B$6]*(1/[.B53]-1/298.15))" office:value-type="float" office:value="1790.58773941168" calcext:value-type="float">
            <text:p>1790.59</text:p>
          </table:table-cell>
          <table:table-cell table:formula="of:=[.$B$8]*[.$B$7]/([.C53]+[.$B$7])" office:value-type="float" office:value="2.63811331842488" calcext:value-type="float">
            <text:p>2.64</text:p>
          </table:table-cell>
          <table:table-cell table:formula="of:=[.$B$9]*[.D53]/([.$B$8])" office:value-type="float" office:value="540.285607613415" calcext:value-type="float">
            <text:p>540</text:p>
          </table:table-cell>
          <table:table-cell table:formula="of:=5/([.E51]-[.E53])" office:value-type="float" office:value="-0.0886137516539687" calcext:value-type="float">
            <text:p>-0.089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54]+273.15" office:value-type="float" office:value="433.15" calcext:value-type="float">
            <text:p>433.15</text:p>
          </table:table-cell>
          <table:table-cell table:formula="of:=[.$B$5]*EXP([.$B$6]*(1/[.B54]-1/298.15))" office:value-type="float" office:value="1609.70032084672" calcext:value-type="float">
            <text:p>1609.7</text:p>
          </table:table-cell>
          <table:table-cell table:formula="of:=[.$B$8]*[.$B$7]/([.C54]+[.$B$7])" office:value-type="float" office:value="2.77031307619861" calcext:value-type="float">
            <text:p>2.77</text:p>
          </table:table-cell>
          <table:table-cell table:formula="of:=[.$B$9]*[.D54]/([.$B$8])" office:value-type="float" office:value="567.360118005476" calcext:value-type="float">
            <text:p>567</text:p>
          </table:table-cell>
          <table:table-cell table:formula="of:=5/([.E52]-[.E54])" office:value-type="float" office:value="-0.0909869858401011" calcext:value-type="float">
            <text:p>-0.091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55]+273.15" office:value-type="float" office:value="438.15" calcext:value-type="float">
            <text:p>438.15</text:p>
          </table:table-cell>
          <table:table-cell table:formula="of:=[.$B$5]*EXP([.$B$6]*(1/[.B55]-1/298.15))" office:value-type="float" office:value="1450.6079140565" calcext:value-type="float">
            <text:p>1450.61</text:p>
          </table:table-cell>
          <table:table-cell table:formula="of:=[.$B$8]*[.$B$7]/([.C55]+[.$B$7])" office:value-type="float" office:value="2.89804006976965" calcext:value-type="float">
            <text:p>2.9</text:p>
          </table:table-cell>
          <table:table-cell table:formula="of:=[.$B$9]*[.D55]/([.$B$8])" office:value-type="float" office:value="593.518606288825" calcext:value-type="float">
            <text:p>594</text:p>
          </table:table-cell>
          <table:table-cell table:formula="of:=5/([.E53]-[.E55])" office:value-type="float" office:value="-0.0939267019407955" calcext:value-type="float">
            <text:p>-0.09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56]+273.15" office:value-type="float" office:value="443.15" calcext:value-type="float">
            <text:p>443.15</text:p>
          </table:table-cell>
          <table:table-cell table:formula="of:=[.$B$5]*EXP([.$B$6]*(1/[.B56]-1/298.15))" office:value-type="float" office:value="1310.31258410644" calcext:value-type="float">
            <text:p>1310.31</text:p>
          </table:table-cell>
          <table:table-cell table:formula="of:=[.$B$8]*[.$B$7]/([.C56]+[.$B$7])" office:value-type="float" office:value="3.02086275719467" calcext:value-type="float">
            <text:p>3.02</text:p>
          </table:table-cell>
          <table:table-cell table:formula="of:=[.$B$9]*[.D56]/([.$B$8])" office:value-type="float" office:value="618.672692673468" calcext:value-type="float">
            <text:p>619</text:p>
          </table:table-cell>
          <table:table-cell table:formula="of:=5/([.E54]-[.E56])" office:value-type="float" office:value="-0.0974420019332787" calcext:value-type="float">
            <text:p>-0.097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57]+273.15" office:value-type="float" office:value="448.15" calcext:value-type="float">
            <text:p>448.15</text:p>
          </table:table-cell>
          <table:table-cell table:formula="of:=[.$B$5]*EXP([.$B$6]*(1/[.B57]-1/298.15))" office:value-type="float" office:value="1186.27534247684" calcext:value-type="float">
            <text:p>1186.28</text:p>
          </table:table-cell>
          <table:table-cell table:formula="of:=[.$B$8]*[.$B$7]/([.C57]+[.$B$7])" office:value-type="float" office:value="3.13846071828385" calcext:value-type="float">
            <text:p>3.14</text:p>
          </table:table-cell>
          <table:table-cell table:formula="of:=[.$B$9]*[.D57]/([.$B$8])" office:value-type="float" office:value="642.756755104533" calcext:value-type="float">
            <text:p>643</text:p>
          </table:table-cell>
          <table:table-cell table:formula="of:=5/([.E55]-[.E57])" office:value-type="float" office:value="-0.101547278284452" calcext:value-type="float">
            <text:p>-0.10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58]+273.15" office:value-type="float" office:value="453.15" calcext:value-type="float">
            <text:p>453.15</text:p>
          </table:table-cell>
          <table:table-cell table:formula="of:=[.$B$5]*EXP([.$B$6]*(1/[.B58]-1/298.15))" office:value-type="float" office:value="1076.33927523453" calcext:value-type="float">
            <text:p>1076.34</text:p>
          </table:table-cell>
          <table:table-cell table:formula="of:=[.$B$8]*[.$B$7]/([.C58]+[.$B$7])" office:value-type="float" office:value="3.25061675755436" calcext:value-type="float">
            <text:p>3.25</text:p>
          </table:table-cell>
          <table:table-cell table:formula="of:=[.$B$9]*[.D58]/([.$B$8])" office:value-type="float" office:value="665.726311947133" calcext:value-type="float">
            <text:p>666</text:p>
          </table:table-cell>
          <table:table-cell table:formula="of:=5/([.E56]-[.E58])" office:value-type="float" office:value="-0.106261751533286" calcext:value-type="float">
            <text:p>-0.106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59]+273.15" office:value-type="float" office:value="458.15" calcext:value-type="float">
            <text:p>458.15</text:p>
          </table:table-cell>
          <table:table-cell table:formula="of:=[.$B$5]*EXP([.$B$6]*(1/[.B59]-1/298.15))" office:value-type="float" office:value="978.666585717043" calcext:value-type="float">
            <text:p>978.67</text:p>
          </table:table-cell>
          <table:table-cell table:formula="of:=[.$B$8]*[.$B$7]/([.C59]+[.$B$7])" office:value-type="float" office:value="3.35720689517613" calcext:value-type="float">
            <text:p>3.36</text:p>
          </table:table-cell>
          <table:table-cell table:formula="of:=[.$B$9]*[.D59]/([.$B$8])" office:value-type="float" office:value="687.555972132072" calcext:value-type="float">
            <text:p>688</text:p>
          </table:table-cell>
          <table:table-cell table:formula="of:=5/([.E57]-[.E59])" office:value-type="float" office:value="-0.111609093456398" calcext:value-type="float">
            <text:p>-0.112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60]+273.15" office:value-type="float" office:value="463.15" calcext:value-type="float">
            <text:p>463.15</text:p>
          </table:table-cell>
          <table:table-cell table:formula="of:=[.$B$5]*EXP([.$B$6]*(1/[.B60]-1/298.15))" office:value-type="float" office:value="891.686855402591" calcext:value-type="float">
            <text:p>891.69</text:p>
          </table:table-cell>
          <table:table-cell table:formula="of:=[.$B$8]*[.$B$7]/([.C60]+[.$B$7])" office:value-type="float" office:value="3.45818911246106" calcext:value-type="float">
            <text:p>3.46</text:p>
          </table:table-cell>
          <table:table-cell table:formula="of:=[.$B$9]*[.D60]/([.$B$8])" office:value-type="float" office:value="708.237130232025" calcext:value-type="float">
            <text:p>708</text:p>
          </table:table-cell>
          <table:table-cell table:formula="of:=5/([.E58]-[.E60])" office:value-type="float" office:value="-0.117617119635096" calcext:value-type="float">
            <text:p>-0.118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61]+273.15" office:value-type="float" office:value="468.15" calcext:value-type="float">
            <text:p>468.15</text:p>
          </table:table-cell>
          <table:table-cell table:formula="of:=[.$B$5]*EXP([.$B$6]*(1/[.B61]-1/298.15))" office:value-type="float" office:value="814.054381839372" calcext:value-type="float">
            <text:p>814.05</text:p>
          </table:table-cell>
          <table:table-cell table:formula="of:=[.$B$8]*[.$B$7]/([.C61]+[.$B$7])" office:value-type="float" office:value="3.55359159529235" calcext:value-type="float">
            <text:p>3.55</text:p>
          </table:table-cell>
          <table:table-cell table:formula="of:=[.$B$9]*[.D61]/([.$B$8])" office:value-type="float" office:value="727.775558715873" calcext:value-type="float">
            <text:p>728</text:p>
          </table:table-cell>
          <table:table-cell table:formula="of:=5/([.E59]-[.E61])" office:value-type="float" office:value="-0.124317538410843" calcext:value-type="float">
            <text:p>-0.12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62]+273.15" office:value-type="float" office:value="473.15" calcext:value-type="float">
            <text:p>473.15</text:p>
          </table:table-cell>
          <table:table-cell table:formula="of:=[.$B$5]*EXP([.$B$6]*(1/[.B62]-1/298.15))" office:value-type="float" office:value="744.612886960395" calcext:value-type="float">
            <text:p>744.61</text:p>
          </table:table-cell>
          <table:table-cell table:formula="of:=[.$B$8]*[.$B$7]/([.C62]+[.$B$7])" office:value-type="float" office:value="3.64350107350651" calcext:value-type="float">
            <text:p>3.64</text:p>
          </table:table-cell>
          <table:table-cell table:formula="of:=[.$B$9]*[.D62]/([.$B$8])" office:value-type="float" office:value="746.189019854133" calcext:value-type="float">
            <text:p>746</text:p>
          </table:table-cell>
          <table:table-cell table:formula="of:=5/([.E60]-[.E62])" office:value-type="float" office:value="-0.131745745726647" calcext:value-type="float">
            <text:p>-0.132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63]+273.15" office:value-type="float" office:value="478.15" calcext:value-type="float">
            <text:p>478.15</text:p>
          </table:table-cell>
          <table:table-cell table:formula="of:=[.$B$5]*EXP([.$B$6]*(1/[.B63]-1/298.15))" office:value-type="float" office:value="682.36623041364" calcext:value-type="float">
            <text:p>682.37</text:p>
          </table:table-cell>
          <table:table-cell table:formula="of:=[.$B$8]*[.$B$7]/([.C63]+[.$B$7])" office:value-type="float" office:value="3.72805170547421" calcext:value-type="float">
            <text:p>3.73</text:p>
          </table:table-cell>
          <table:table-cell table:formula="of:=[.$B$9]*[.D63]/([.$B$8])" office:value-type="float" office:value="763.504989281118" calcext:value-type="float">
            <text:p>764</text:p>
          </table:table-cell>
          <table:table-cell table:formula="of:=5/([.E61]-[.E63])" office:value-type="float" office:value="-0.139940657348836" calcext:value-type="float">
            <text:p>-0.14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64]+273.15" office:value-type="float" office:value="483.15" calcext:value-type="float">
            <text:p>483.15</text:p>
          </table:table-cell>
          <table:table-cell table:formula="of:=[.$B$5]*EXP([.$B$6]*(1/[.B64]-1/298.15))" office:value-type="float" office:value="626.454031689245" calcext:value-type="float">
            <text:p>626.45</text:p>
          </table:table-cell>
          <table:table-cell table:formula="of:=[.$B$8]*[.$B$7]/([.C64]+[.$B$7])" office:value-type="float" office:value="3.80741481836191" calcext:value-type="float">
            <text:p>3.81</text:p>
          </table:table-cell>
          <table:table-cell table:formula="of:=[.$B$9]*[.D64]/([.$B$8])" office:value-type="float" office:value="779.758554800518" calcext:value-type="float">
            <text:p>780</text:p>
          </table:table-cell>
          <table:table-cell table:formula="of:=5/([.E62]-[.E64])" office:value-type="float" office:value="-0.148944571558279" calcext:value-type="float">
            <text:p>-0.149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65]+273.15" office:value-type="float" office:value="488.15" calcext:value-type="float">
            <text:p>488.15</text:p>
          </table:table-cell>
          <table:table-cell table:formula="of:=[.$B$5]*EXP([.$B$6]*(1/[.B65]-1/298.15))" office:value-type="float" office:value="576.131317867508" calcext:value-type="float">
            <text:p>576.13</text:p>
          </table:table-cell>
          <table:table-cell table:formula="of:=[.$B$8]*[.$B$7]/([.C65]+[.$B$7])" office:value-type="float" office:value="3.88178969396556" calcext:value-type="float">
            <text:p>3.88</text:p>
          </table:table-cell>
          <table:table-cell table:formula="of:=[.$B$9]*[.D65]/([.$B$8])" office:value-type="float" office:value="794.990529324146" calcext:value-type="float">
            <text:p>795</text:p>
          </table:table-cell>
          <table:table-cell table:formula="of:=5/([.E63]-[.E65])" office:value-type="float" office:value="-0.158803056678306" calcext:value-type="float">
            <text:p>-0.15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66]+273.15" office:value-type="float" office:value="493.15" calcext:value-type="float">
            <text:p>493.15</text:p>
          </table:table-cell>
          <table:table-cell table:formula="of:=[.$B$5]*EXP([.$B$6]*(1/[.B66]-1/298.15))" office:value-type="float" office:value="530.751483050599" calcext:value-type="float">
            <text:p>530.75</text:p>
          </table:table-cell>
          <table:table-cell table:formula="of:=[.$B$8]*[.$B$7]/([.C66]+[.$B$7])" office:value-type="float" office:value="3.9513954914079" calcext:value-type="float">
            <text:p>3.95</text:p>
          </table:table-cell>
          <table:table-cell table:formula="of:=[.$B$9]*[.D66]/([.$B$8])" office:value-type="float" office:value="809.245796640339" calcext:value-type="float">
            <text:p>809</text:p>
          </table:table-cell>
          <table:table-cell table:formula="of:=5/([.E64]-[.E66])" office:value-type="float" office:value="-0.169564858834911" calcext:value-type="float">
            <text:p>-0.17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67]+273.15" office:value-type="float" office:value="498.15" calcext:value-type="float">
            <text:p>498.15</text:p>
          </table:table-cell>
          <table:table-cell table:formula="of:=[.$B$5]*EXP([.$B$6]*(1/[.B67]-1/298.15))" office:value-type="float" office:value="489.751980456166" calcext:value-type="float">
            <text:p>489.75</text:p>
          </table:table-cell>
          <table:table-cell table:formula="of:=[.$B$8]*[.$B$7]/([.C67]+[.$B$7])" office:value-type="float" office:value="4.01646432194737" calcext:value-type="float">
            <text:p>4.02</text:p>
          </table:table-cell>
          <table:table-cell table:formula="of:=[.$B$9]*[.D67]/([.$B$8])" office:value-type="float" office:value="822.571893134822" calcext:value-type="float">
            <text:p>823</text:p>
          </table:table-cell>
          <table:table-cell table:formula="of:=5/([.E65]-[.E67])" office:value-type="float" office:value="-0.181281826175133" calcext:value-type="float">
            <text:p>-0.181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68]+273.15" office:value-type="float" office:value="503.15" calcext:value-type="float">
            <text:p>503.15</text:p>
          </table:table-cell>
          <table:table-cell table:formula="of:=[.$B$5]*EXP([.$B$6]*(1/[.B68]-1/298.15))" office:value-type="float" office:value="452.642276071791" calcext:value-type="float">
            <text:p>452.64</text:p>
          </table:table-cell>
          <table:table-cell table:formula="of:=[.$B$8]*[.$B$7]/([.C68]+[.$B$7])" office:value-type="float" office:value="4.07723543606866" calcext:value-type="float">
            <text:p>4.08</text:p>
          </table:table-cell>
          <table:table-cell table:formula="of:=[.$B$9]*[.D68]/([.$B$8])" office:value-type="float" office:value="835.017817306862" calcext:value-type="float">
            <text:p>835</text:p>
          </table:table-cell>
          <table:table-cell table:formula="of:=5/([.E66]-[.E68])" office:value-type="float" office:value="-0.194008846442327" calcext:value-type="float">
            <text:p>-0.194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69]+273.15" office:value-type="float" office:value="508.15" calcext:value-type="float">
            <text:p>508.15</text:p>
          </table:table-cell>
          <table:table-cell table:formula="of:=[.$B$5]*EXP([.$B$6]*(1/[.B69]-1/298.15))" office:value-type="float" office:value="418.993679384385" calcext:value-type="float">
            <text:p>418.99</text:p>
          </table:table-cell>
          <table:table-cell table:formula="of:=[.$B$8]*[.$B$7]/([.C69]+[.$B$7])" office:value-type="float" office:value="4.13395044609828" calcext:value-type="float">
            <text:p>4.13</text:p>
          </table:table-cell>
          <table:table-cell table:formula="of:=[.$B$9]*[.D69]/([.$B$8])" office:value-type="float" office:value="846.633051360928" calcext:value-type="float">
            <text:p>847</text:p>
          </table:table-cell>
          <table:table-cell table:formula="of:=5/([.E67]-[.E69])" office:value-type="float" office:value="-0.207803795354084" calcext:value-type="float">
            <text:p>-0.208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70]+273.15" office:value-type="float" office:value="513.15" calcext:value-type="float">
            <text:p>513.15</text:p>
          </table:table-cell>
          <table:table-cell table:formula="of:=[.$B$5]*EXP([.$B$6]*(1/[.B70]-1/298.15))" office:value-type="float" office:value="388.430736439718" calcext:value-type="float">
            <text:p>388.43</text:p>
          </table:table-cell>
          <table:table-cell table:formula="of:=[.$B$8]*[.$B$7]/([.C70]+[.$B$7])" office:value-type="float" office:value="4.18684948549371" calcext:value-type="float">
            <text:p>4.19</text:p>
          </table:table-cell>
          <table:table-cell table:formula="of:=[.$B$9]*[.D70]/([.$B$8])" office:value-type="float" office:value="857.466774629112" calcext:value-type="float">
            <text:p>857</text:p>
          </table:table-cell>
          <table:table-cell table:formula="of:=5/([.E68]-[.E70])" office:value-type="float" office:value="-0.222727493674918" calcext:value-type="float">
            <text:p>-0.22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71]+273.15" office:value-type="float" office:value="518.15" calcext:value-type="float">
            <text:p>518.15</text:p>
          </table:table-cell>
          <table:table-cell table:formula="of:=[.$B$5]*EXP([.$B$6]*(1/[.B71]-1/298.15))" office:value-type="float" office:value="360.623926819075" calcext:value-type="float">
            <text:p>360.62</text:p>
          </table:table-cell>
          <table:table-cell table:formula="of:=[.$B$8]*[.$B$7]/([.C71]+[.$B$7])" office:value-type="float" office:value="4.23616819536136" calcext:value-type="float">
            <text:p>4.24</text:p>
          </table:table-cell>
          <table:table-cell table:formula="of:=[.$B$9]*[.D71]/([.$B$8])" office:value-type="float" office:value="867.567246410006" calcext:value-type="float">
            <text:p>868</text:p>
          </table:table-cell>
          <table:table-cell table:formula="of:=5/([.E69]-[.E71])" office:value-type="float" office:value="-0.238843671241146" calcext:value-type="float">
            <text:p>-0.23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72]+273.15" office:value-type="float" office:value="523.15" calcext:value-type="float">
            <text:p>523.15</text:p>
          </table:table-cell>
          <table:table-cell table:formula="of:=[.$B$5]*EXP([.$B$6]*(1/[.B72]-1/298.15))" office:value-type="float" office:value="335.283451760916" calcext:value-type="float">
            <text:p>335.28</text:p>
          </table:table-cell>
          <table:table-cell table:formula="of:=[.$B$8]*[.$B$7]/([.C72]+[.$B$7])" office:value-type="float" office:value="4.28213542662649" calcext:value-type="float">
            <text:p>4.28</text:p>
          </table:table-cell>
          <table:table-cell table:formula="of:=[.$B$9]*[.D72]/([.$B$8])" office:value-type="float" office:value="876.981335373104" calcext:value-type="float">
            <text:p>877</text:p>
          </table:table-cell>
          <table:table-cell table:formula="of:=5/([.E70]-[.E72])" office:value-type="float" office:value="-0.256218936495372" calcext:value-type="float">
            <text:p>-0.256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73]+273.15" office:value-type="float" office:value="528.15" calcext:value-type="float">
            <text:p>528.15</text:p>
          </table:table-cell>
          <table:table-cell table:formula="of:=[.$B$5]*EXP([.$B$6]*(1/[.B73]-1/298.15))" office:value-type="float" office:value="312.153937745192" calcext:value-type="float">
            <text:p>312.15</text:p>
          </table:table-cell>
          <table:table-cell table:formula="of:=[.$B$8]*[.$B$7]/([.C73]+[.$B$7])" office:value-type="float" office:value="4.32497155001366" calcext:value-type="float">
            <text:p>4.32</text:p>
          </table:table-cell>
          <table:table-cell table:formula="of:=[.$B$9]*[.D73]/([.$B$8])" office:value-type="float" office:value="885.754173442797" calcext:value-type="float">
            <text:p>886</text:p>
          </table:table-cell>
          <table:table-cell table:formula="of:=5/([.E71]-[.E73])" office:value-type="float" office:value="-0.274922750335176" calcext:value-type="float">
            <text:p>-0.27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74]+273.15" office:value-type="float" office:value="533.15" calcext:value-type="float">
            <text:p>533.15</text:p>
          </table:table-cell>
          <table:table-cell table:formula="of:=[.$B$5]*EXP([.$B$6]*(1/[.B74]-1/298.15))" office:value-type="float" office:value="291.009910086926" calcext:value-type="float">
            <text:p>291.01</text:p>
          </table:table-cell>
          <table:table-cell table:formula="of:=[.$B$8]*[.$B$7]/([.C74]+[.$B$7])" office:value-type="float" office:value="4.36488727349965" calcext:value-type="float">
            <text:p>4.36</text:p>
          </table:table-cell>
          <table:table-cell table:formula="of:=[.$B$9]*[.D74]/([.$B$8])" office:value-type="float" office:value="893.928913612728" calcext:value-type="float">
            <text:p>894</text:p>
          </table:table-cell>
          <table:table-cell table:formula="of:=5/([.E72]-[.E74])" office:value-type="float" office:value="-0.295027403284673" calcext:value-type="float">
            <text:p>-0.295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75]+273.15" office:value-type="float" office:value="538.15" calcext:value-type="float">
            <text:p>538.15</text:p>
          </table:table-cell>
          <table:table-cell table:formula="of:=[.$B$5]*EXP([.$B$6]*(1/[.B75]-1/298.15))" office:value-type="float" office:value="271.651915793186" calcext:value-type="float">
            <text:p>271.65</text:p>
          </table:table-cell>
          <table:table-cell table:formula="of:=[.$B$8]*[.$B$7]/([.C75]+[.$B$7])" office:value-type="float" office:value="4.40208287655212" calcext:value-type="float">
            <text:p>4.4</text:p>
          </table:table-cell>
          <table:table-cell table:formula="of:=[.$B$9]*[.D75]/([.$B$8])" office:value-type="float" office:value="901.546573117874" calcext:value-type="float">
            <text:p>902</text:p>
          </table:table-cell>
          <table:table-cell table:formula="of:=5/([.E73]-[.E75])" office:value-type="float" office:value="-0.316607995166859" calcext:value-type="float">
            <text:p>-0.317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76]+273.15" office:value-type="float" office:value="543.15" calcext:value-type="float">
            <text:p>543.15</text:p>
          </table:table-cell>
          <table:table-cell table:formula="of:=[.$B$5]*EXP([.$B$6]*(1/[.B76]-1/298.15))" office:value-type="float" office:value="253.903195188259" calcext:value-type="float">
            <text:p>253.9</text:p>
          </table:table-cell>
          <table:table-cell table:formula="of:=[.$B$8]*[.$B$7]/([.C76]+[.$B$7])" office:value-type="float" office:value="4.43674778107085" calcext:value-type="float">
            <text:p>4.44</text:p>
          </table:table-cell>
          <table:table-cell table:formula="of:=[.$B$9]*[.D76]/([.$B$8])" office:value-type="float" office:value="908.645945563309" calcext:value-type="float">
            <text:p>909</text:p>
          </table:table-cell>
          <table:table-cell table:formula="of:=5/([.E74]-[.E76])" office:value-type="float" office:value="-0.339742416595246" calcext:value-type="float">
            <text:p>-0.34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77]+273.15" office:value-type="float" office:value="548.15" calcext:value-type="float">
            <text:p>548.15</text:p>
          </table:table-cell>
          <table:table-cell table:formula="of:=[.$B$5]*EXP([.$B$6]*(1/[.B77]-1/298.15))" office:value-type="float" office:value="237.60681845477" calcext:value-type="float">
            <text:p>237.61</text:p>
          </table:table-cell>
          <table:table-cell table:formula="of:=[.$B$8]*[.$B$7]/([.C77]+[.$B$7])" office:value-type="float" office:value="4.46906038966476" calcext:value-type="float">
            <text:p>4.47</text:p>
          </table:table-cell>
          <table:table-cell table:formula="of:=[.$B$9]*[.D77]/([.$B$8])" office:value-type="float" office:value="915.263567803343" calcext:value-type="float">
            <text:p>915</text:p>
          </table:table-cell>
          <table:table-cell table:formula="of:=5/([.E75]-[.E77])" office:value-type="float" office:value="-0.364511331720264" calcext:value-type="float">
            <text:p>-0.365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78]+273.15" office:value-type="float" office:value="553.15" calcext:value-type="float">
            <text:p>553.15</text:p>
          </table:table-cell>
          <table:table-cell table:formula="of:=[.$B$5]*EXP([.$B$6]*(1/[.B78]-1/298.15))" office:value-type="float" office:value="222.623216952479" calcext:value-type="float">
            <text:p>222.62</text:p>
          </table:table-cell>
          <table:table-cell table:formula="of:=[.$B$8]*[.$B$7]/([.C78]+[.$B$7])" office:value-type="float" office:value="4.49918813217085" calcext:value-type="float">
            <text:p>4.5</text:p>
          </table:table-cell>
          <table:table-cell table:formula="of:=[.$B$9]*[.D78]/([.$B$8])" office:value-type="float" office:value="921.433729468591" calcext:value-type="float">
            <text:p>921</text:p>
          </table:table-cell>
          <table:table-cell table:formula="of:=5/([.E76]-[.E78])" office:value-type="float" office:value="-0.390998161763975" calcext:value-type="float">
            <text:p>-0.391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79]+273.15" office:value-type="float" office:value="558.15" calcext:value-type="float">
            <text:p>558.15</text:p>
          </table:table-cell>
          <table:table-cell table:formula="of:=[.$B$5]*EXP([.$B$6]*(1/[.B79]-1/298.15))" office:value-type="float" office:value="208.828050506345" calcext:value-type="float">
            <text:p>208.83</text:p>
          </table:table-cell>
          <table:table-cell table:formula="of:=[.$B$8]*[.$B$7]/([.C79]+[.$B$7])" office:value-type="float" office:value="4.52728767081151" calcext:value-type="float">
            <text:p>4.53</text:p>
          </table:table-cell>
          <table:table-cell table:formula="of:=[.$B$9]*[.D79]/([.$B$8])" office:value-type="float" office:value="927.188514982197" calcext:value-type="float">
            <text:p>927</text:p>
          </table:table-cell>
          <table:table-cell table:formula="of:=5/([.E77]-[.E79])" office:value-type="float" office:value="-0.419289068958404" calcext:value-type="float">
            <text:p>-0.41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80]+273.15" office:value-type="float" office:value="563.15" calcext:value-type="float">
            <text:p>563.15</text:p>
          </table:table-cell>
          <table:table-cell table:formula="of:=[.$B$5]*EXP([.$B$6]*(1/[.B80]-1/298.15))" office:value-type="float" office:value="196.110361239159" calcext:value-type="float">
            <text:p>196.11</text:p>
          </table:table-cell>
          <table:table-cell table:formula="of:=[.$B$8]*[.$B$7]/([.C80]+[.$B$7])" office:value-type="float" office:value="4.55350522291488" calcext:value-type="float">
            <text:p>4.55</text:p>
          </table:table-cell>
          <table:table-cell table:formula="of:=[.$B$9]*[.D80]/([.$B$8])" office:value-type="float" office:value="932.557869652968" calcext:value-type="float">
            <text:p>933</text:p>
          </table:table-cell>
          <table:table-cell table:formula="of:=5/([.E78]-[.E80])" office:value-type="float" office:value="-0.449472940571355" calcext:value-type="float">
            <text:p>-0.449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81]+273.15" office:value-type="float" office:value="568.15" calcext:value-type="float">
            <text:p>568.15</text:p>
          </table:table-cell>
          <table:table-cell table:formula="of:=[.$B$5]*EXP([.$B$6]*(1/[.B81]-1/298.15))" office:value-type="float" office:value="184.370972315099" calcext:value-type="float">
            <text:p>184.37</text:p>
          </table:table-cell>
          <table:table-cell table:formula="of:=[.$B$8]*[.$B$7]/([.C81]+[.$B$7])" office:value-type="float" office:value="4.57797696762173" calcext:value-type="float">
            <text:p>4.58</text:p>
          </table:table-cell>
          <table:table-cell table:formula="of:=[.$B$9]*[.D81]/([.$B$8])" office:value-type="float" office:value="937.56968296893" calcext:value-type="float">
            <text:p>938</text:p>
          </table:table-cell>
          <table:table-cell table:formula="of:=5/([.E79]-[.E81])" office:value-type="float" office:value="-0.481641372761727" calcext:value-type="float">
            <text:p>-0.482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82]+273.15" office:value-type="float" office:value="573.15" calcext:value-type="float">
            <text:p>573.15</text:p>
          </table:table-cell>
          <table:table-cell table:formula="of:=[.$B$5]*EXP([.$B$6]*(1/[.B82]-1/298.15))" office:value-type="float" office:value="173.521096444847" calcext:value-type="float">
            <text:p>173.52</text:p>
          </table:table-cell>
          <table:table-cell table:formula="of:=[.$B$8]*[.$B$7]/([.C82]+[.$B$7])" office:value-type="float" office:value="4.60082950947964" calcext:value-type="float">
            <text:p>4.6</text:p>
          </table:table-cell>
          <table:table-cell table:formula="of:=[.$B$9]*[.D82]/([.$B$8])" office:value-type="float" office:value="942.249883541431" calcext:value-type="float">
            <text:p>942</text:p>
          </table:table-cell>
          <table:table-cell table:formula="of:=5/([.E80]-[.E82])" office:value-type="float" office:value="-0.515888654054867" calcext:value-type="float">
            <text:p>-0.516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83]+273.15" office:value-type="float" office:value="578.15" calcext:value-type="float">
            <text:p>578.15</text:p>
          </table:table-cell>
          <table:table-cell table:formula="of:=[.$B$5]*EXP([.$B$6]*(1/[.B83]-1/298.15))" office:value-type="float" office:value="163.481124412247" calcext:value-type="float">
            <text:p>163.48</text:p>
          </table:table-cell>
          <table:table-cell table:formula="of:=[.$B$8]*[.$B$7]/([.C83]+[.$B$7])" office:value-type="float" office:value="4.62218037733826" calcext:value-type="float">
            <text:p>4.62</text:p>
          </table:table-cell>
          <table:table-cell table:formula="of:=[.$B$9]*[.D83]/([.$B$8])" office:value-type="float" office:value="946.622541278875" calcext:value-type="float">
            <text:p>947</text:p>
          </table:table-cell>
          <table:table-cell table:formula="of:=5/([.E81]-[.E83])" office:value-type="float" office:value="-0.55231174826928" calcext:value-type="float">
            <text:p>-0.552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84]+273.15" office:value-type="float" office:value="583.15" calcext:value-type="float">
            <text:p>583.15</text:p>
          </table:table-cell>
          <table:table-cell table:formula="of:=[.$B$5]*EXP([.$B$6]*(1/[.B84]-1/298.15))" office:value-type="float" office:value="154.17956840553" calcext:value-type="float">
            <text:p>154.18</text:p>
          </table:table-cell>
          <table:table-cell table:formula="of:=[.$B$8]*[.$B$7]/([.C84]+[.$B$7])" office:value-type="float" office:value="4.64213854158953" calcext:value-type="float">
            <text:p>4.64</text:p>
          </table:table-cell>
          <table:table-cell table:formula="of:=[.$B$9]*[.D84]/([.$B$8])" office:value-type="float" office:value="950.709973317535" calcext:value-type="float">
            <text:p>951</text:p>
          </table:table-cell>
          <table:table-cell table:formula="of:=5/([.E82]-[.E84])" office:value-type="float" office:value="-0.591010276761194" calcext:value-type="float">
            <text:p>-0.591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85]+273.15" office:value-type="float" office:value="588.15" calcext:value-type="float">
            <text:p>588.15</text:p>
          </table:table-cell>
          <table:table-cell table:formula="of:=[.$B$5]*EXP([.$B$6]*(1/[.B85]-1/298.15))" office:value-type="float" office:value="145.552138726518" calcext:value-type="float">
            <text:p>145.55</text:p>
          </table:table-cell>
          <table:table-cell table:formula="of:=[.$B$8]*[.$B$7]/([.C85]+[.$B$7])" office:value-type="float" office:value="4.6608049366423" calcext:value-type="float">
            <text:p>4.66</text:p>
          </table:table-cell>
          <table:table-cell table:formula="of:=[.$B$9]*[.D85]/([.$B$8])" office:value-type="float" office:value="954.532851024343" calcext:value-type="float">
            <text:p>955</text:p>
          </table:table-cell>
          <table:table-cell table:formula="of:=5/([.E83]-[.E85])" office:value-type="float" office:value="-0.632086499882616" calcext:value-type="float">
            <text:p>-0.632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86]+273.15" office:value-type="float" office:value="593.15" calcext:value-type="float">
            <text:p>593.15</text:p>
          </table:table-cell>
          <table:table-cell table:formula="of:=[.$B$5]*EXP([.$B$6]*(1/[.B86]-1/298.15))" office:value-type="float" office:value="137.540935634655" calcext:value-type="float">
            <text:p>137.54</text:p>
          </table:table-cell>
          <table:table-cell table:formula="of:=[.$B$8]*[.$B$7]/([.C86]+[.$B$7])" office:value-type="float" office:value="4.67827297867908" calcext:value-type="float">
            <text:p>4.68</text:p>
          </table:table-cell>
          <table:table-cell table:formula="of:=[.$B$9]*[.D86]/([.$B$8])" office:value-type="float" office:value="958.110306033475" calcext:value-type="float">
            <text:p>958</text:p>
          </table:table-cell>
          <table:table-cell table:formula="of:=5/([.E84]-[.E86])" office:value-type="float" office:value="-0.675645297572897" calcext:value-type="float">
            <text:p>-0.676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87]+273.15" office:value-type="float" office:value="598.15" calcext:value-type="float">
            <text:p>598.15</text:p>
          </table:table-cell>
          <table:table-cell table:formula="of:=[.$B$5]*EXP([.$B$6]*(1/[.B87]-1/298.15))" office:value-type="float" office:value="130.093740762071" calcext:value-type="float">
            <text:p>130.09</text:p>
          </table:table-cell>
          <table:table-cell table:formula="of:=[.$B$8]*[.$B$7]/([.C87]+[.$B$7])" office:value-type="float" office:value="4.69462907131137" calcext:value-type="float">
            <text:p>4.69</text:p>
          </table:table-cell>
          <table:table-cell table:formula="of:=[.$B$9]*[.D87]/([.$B$8])" office:value-type="float" office:value="961.460033804569" calcext:value-type="float">
            <text:p>961</text:p>
          </table:table-cell>
          <table:table-cell table:formula="of:=5/([.E85]-[.E87])" office:value-type="float" office:value="-0.721794149025902" calcext:value-type="float">
            <text:p>-0.722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88]+273.15" office:value-type="float" office:value="603.15" calcext:value-type="float">
            <text:p>603.15</text:p>
          </table:table-cell>
          <table:table-cell table:formula="of:=[.$B$5]*EXP([.$B$6]*(1/[.B88]-1/298.15))" office:value-type="float" office:value="123.163394795828" calcext:value-type="float">
            <text:p>123.16</text:p>
          </table:table-cell>
          <table:table-cell table:formula="of:=[.$B$8]*[.$B$7]/([.C88]+[.$B$7])" office:value-type="float" office:value="4.70995309381812" calcext:value-type="float">
            <text:p>4.71</text:p>
          </table:table-cell>
          <table:table-cell table:formula="of:=[.$B$9]*[.D88]/([.$B$8])" office:value-type="float" office:value="964.598393613952" calcext:value-type="float">
            <text:p>965</text:p>
          </table:table-cell>
          <table:table-cell table:formula="of:=5/([.E86]-[.E88])" office:value-type="float" office:value="-0.770643111391684" calcext:value-type="float">
            <text:p>-0.771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89]+273.15" office:value-type="float" office:value="608.15" calcext:value-type="float">
            <text:p>608.15</text:p>
          </table:table-cell>
          <table:table-cell table:formula="of:=[.$B$5]*EXP([.$B$6]*(1/[.B89]-1/298.15))" office:value-type="float" office:value="116.707250033438" calcext:value-type="float">
            <text:p>116.71</text:p>
          </table:table-cell>
          <table:table-cell table:formula="of:=[.$B$8]*[.$B$7]/([.C89]+[.$B$7])" office:value-type="float" office:value="4.72431886829982" calcext:value-type="float">
            <text:p>4.72</text:p>
          </table:table-cell>
          <table:table-cell table:formula="of:=[.$B$9]*[.D89]/([.$B$8])" office:value-type="float" office:value="967.540504227804" calcext:value-type="float">
            <text:p>968</text:p>
          </table:table-cell>
          <table:table-cell table:formula="of:=5/([.E87]-[.E89])" office:value-type="float" office:value="-0.822304797486374" calcext:value-type="float">
            <text:p>-0.822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90]+273.15" office:value-type="float" office:value="613.15" calcext:value-type="float">
            <text:p>613.15</text:p>
          </table:table-cell>
          <table:table-cell table:formula="of:=[.$B$5]*EXP([.$B$6]*(1/[.B90]-1/298.15))" office:value-type="float" office:value="110.686688035298" calcext:value-type="float">
            <text:p>110.69</text:p>
          </table:table-cell>
          <table:table-cell table:formula="of:=[.$B$8]*[.$B$7]/([.C90]+[.$B$7])" office:value-type="float" office:value="4.73779460338017" calcext:value-type="float">
            <text:p>4.74</text:p>
          </table:table-cell>
          <table:table-cell table:formula="of:=[.$B$9]*[.D90]/([.$B$8])" office:value-type="float" office:value="970.300334772259" calcext:value-type="float">
            <text:p>970</text:p>
          </table:table-cell>
          <table:table-cell table:formula="of:=5/([.E88]-[.E90])" office:value-type="float" office:value="-0.876894352498801" calcext:value-type="float">
            <text:p>-0.877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91]+273.15" office:value-type="float" office:value="618.15" calcext:value-type="float">
            <text:p>618.15</text:p>
          </table:table-cell>
          <table:table-cell table:formula="of:=[.$B$5]*EXP([.$B$6]*(1/[.B91]-1/298.15))" office:value-type="float" office:value="105.066693970186" calcext:value-type="float">
            <text:p>105.07</text:p>
          </table:table-cell>
          <table:table-cell table:formula="of:=[.$B$8]*[.$B$7]/([.C91]+[.$B$7])" office:value-type="float" office:value="4.75044331309991" calcext:value-type="float">
            <text:p>4.75</text:p>
          </table:table-cell>
          <table:table-cell table:formula="of:=[.$B$9]*[.D91]/([.$B$8])" office:value-type="float" office:value="972.890790522861" calcext:value-type="float">
            <text:p>973</text:p>
          </table:table-cell>
          <table:table-cell table:formula="of:=5/([.E89]-[.E91])" office:value-type="float" office:value="-0.934529429690323" calcext:value-type="float">
            <text:p>-0.93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92]+273.15" office:value-type="float" office:value="673.15" calcext:value-type="float">
            <text:p>673.15</text:p>
          </table:table-cell>
          <table:table-cell table:formula="of:=[.$B$5]*EXP([.$B$6]*(1/[.B92]-1/298.15))" office:value-type="float" office:value="62.3332434707467" calcext:value-type="float">
            <text:p>62.33</text:p>
          </table:table-cell>
          <table:table-cell table:formula="of:=[.$B$8]*[.$B$7]/([.C92]+[.$B$7])" office:value-type="float" office:value="4.84887688818456" calcext:value-type="float">
            <text:p>4.85</text:p>
          </table:table-cell>
          <table:table-cell table:formula="of:=[.$B$9]*[.D92]/([.$B$8])" office:value-type="float" office:value="993.049986700198" calcext:value-type="float">
            <text:p>993</text:p>
          </table:table-cell>
          <table:table-cell table:formula="of:=5/([.E90]-[.E92])" office:value-type="float" office:value="-0.219783582440641" calcext:value-type="float">
            <text:p>-0.220</text:p>
          </table:table-cell>
          <table:table-cell table:number-columns-repeated="5"/>
        </table:table-row>
        <table:table-row table:style-name="ro2" table:number-rows-repeated="6544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abelle2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1"/>
        <table:table-column table:style-name="co7" table:number-columns-repeated="2" table:default-cell-style-name="Default"/>
        <table:table-row table:style-name="ro2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Lookup table to copy into a header fil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onst int16_t <text:s/>NTCtable[][2] = {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,</text:p>
          </table:table-cell>
          <table:table-cell office:value-type="float" office:value="3.50410646450833" calcext:value-type="float">
            <text:p>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,</text:p>
          </table:table-cell>
          <table:table-cell office:value-type="float" office:value="4.63075529739876" calcext:value-type="float">
            <text:p>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.055480312736" calcext:value-type="float">
            <text:p>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7.83936575513315" calcext:value-type="float">
            <text:p>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.0517424120712" calcext:value-type="float">
            <text:p>1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2.7703507057016" calcext:value-type="float">
            <text:p>1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16.081253280255" calcext:value-type="float">
            <text:p>1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20.078431372549" calcext:value-type="float">
            <text:p>2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24.8629964914751" calcext:value-type="float">
            <text:p>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30.5419505400739" calcext:value-type="float">
            <text:p>3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37.226435282385" calcext:value-type="float">
            <text:p>3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5.029427818849" calcext:value-type="float">
            <text:p>4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4.0628640702181" calcext:value-type="float">
            <text:p>5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64.4342081046212" calcext:value-type="float">
            <text:p>6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76.242531247447" calcext:value-type="float">
            <text:p>7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89.5742193992552" calcext:value-type="float">
            <text:p>9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104.498485899245" calcext:value-type="float">
            <text:p>10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121.062924461203" calcext:value-type="float">
            <text:p>1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139.289384140035" calcext:value-type="float">
            <text:p>13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float" office:value="159.170476917427" calcext:value-type="float">
            <text:p>15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float" office:value="180.667029728367" calcext:value-type="float">
            <text:p>18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float" office:value="203.706760293067" calcext:value-type="float">
            <text:p>20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float" office:value="228.184387869917" calcext:value-type="float">
            <text:p>22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float" office:value="253.963289501819" calcext:value-type="float">
            <text:p>25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float" office:value="280.878688985733" calcext:value-type="float">
            <text:p>28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float" office:value="308.742234199752" calcext:value-type="float">
            <text:p>30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float" office:value="337.347695886016" calcext:value-type="float">
            <text:p>33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float" office:value="366.477424402875" calcext:value-type="float">
            <text:p>36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float" office:value="395.909143475724" calcext:value-type="float">
            <text:p>39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float" office:value="425.422648420076" calcext:value-type="float">
            <text:p>42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float" office:value="454.80601003166" calcext:value-type="float">
            <text:p>45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float" office:value="483.860956736148" calcext:value-type="float">
            <text:p>48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float" office:value="512.407204093294" calcext:value-type="float">
            <text:p>51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float" office:value="540.285607613415" calcext:value-type="float">
            <text:p>54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float" office:value="567.360118005476" calcext:value-type="float">
            <text:p>56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float" office:value="593.518606288825" calcext:value-type="float">
            <text:p>59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float" office:value="618.672692673468" calcext:value-type="float">
            <text:p>61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float" office:value="642.756755104533" calcext:value-type="float">
            <text:p>64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float" office:value="665.726311947133" calcext:value-type="float">
            <text:p>66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float" office:value="687.555972132072" calcext:value-type="float">
            <text:p>68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float" office:value="708.237130232025" calcext:value-type="float">
            <text:p>70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float" office:value="727.775558715873" calcext:value-type="float">
            <text:p>72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float" office:value="746.189019854133" calcext:value-type="float">
            <text:p>74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float" office:value="763.504989281118" calcext:value-type="float">
            <text:p>76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float" office:value="779.758554800518" calcext:value-type="float">
            <text:p>78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float" office:value="794.990529324146" calcext:value-type="float">
            <text:p>79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float" office:value="809.245796640339" calcext:value-type="float">
            <text:p>80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float" office:value="822.571893134822" calcext:value-type="float">
            <text:p>8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float" office:value="835.017817306862" calcext:value-type="float">
            <text:p>83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float" office:value="846.633051360928" calcext:value-type="float">
            <text:p>84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float" office:value="857.466774629112" calcext:value-type="float">
            <text:p>85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float" office:value="867.567246410006" calcext:value-type="float">
            <text:p>86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float" office:value="876.981335373104" calcext:value-type="float">
            <text:p>87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float" office:value="885.754173442797" calcext:value-type="float">
            <text:p>88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float" office:value="893.928913612728" calcext:value-type="float">
            <text:p>894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float" office:value="901.546573117874" calcext:value-type="float">
            <text:p>90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float" office:value="908.645945563309" calcext:value-type="float">
            <text:p>909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float" office:value="915.263567803343" calcext:value-type="float">
            <text:p>91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float" office:value="921.433729468591" calcext:value-type="float">
            <text:p>92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float" office:value="927.188514982197" calcext:value-type="float">
            <text:p>92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float" office:value="932.557869652968" calcext:value-type="float">
            <text:p>93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float" office:value="937.56968296893" calcext:value-type="float">
            <text:p>93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float" office:value="942.249883541431" calcext:value-type="float">
            <text:p>942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float" office:value="946.622541278875" calcext:value-type="float">
            <text:p>947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float" office:value="950.709973317535" calcext:value-type="float">
            <text:p>95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float" office:value="954.532851024343" calcext:value-type="float">
            <text:p>95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float" office:value="958.110306033475" calcext:value-type="float">
            <text:p>95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float" office:value="961.460033804569" calcext:value-type="float">
            <text:p>961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float" office:value="964.598393613952" calcext:value-type="float">
            <text:p>965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float" office:value="967.540504227804" calcext:value-type="float">
            <text:p>968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float" office:value="970.300334772259" calcext:value-type="float">
            <text:p>970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float" office:value="972.890790522861" calcext:value-type="float">
            <text:p>97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string" calcext:value-type="string">
            <text:p>{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float" office:value="993.049986700198" calcext:value-type="float">
            <text:p>99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/>
          <table:table-cell office:value-type="string" calcext:value-type="string">
            <text:p>};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.00.0000</text:date>, <text:time style:data-style-name="N2" text:time-value="10:24:39.7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dc:date>2017-06-05T12:02:32.168000000</dc:date>
    <meta:editing-cycles>15</meta:editing-cycles>
    <meta:editing-duration>PT2H50M6S</meta:editing-duration>
    <meta:document-statistic meta:table-count="2" meta:cell-count="930" meta:object-count="1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alibri" style:font-style-name="Fett" fo:font-size="15pt" fo:font-weight="bold" style:font-size-asian="13pt" style:font-size-complex="13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Calibri" style:font-style-name="Fett" fo:font-size="11pt" fo:font-weight="bold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Calibri" style:font-style-name="Fett"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width="0.1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03cm" svg:height="7.373cm" xlink:href=".." xlink:type="simple" chart:class="chart:scatter" chart:style-name="ch1">
        <chart:title svg:x="4.948cm" svg:y="0.283cm" chart:style-name="ch2">
          <text:p>NTC Lookup Table</text:p>
        </chart:title>
        <chart:plot-area chart:style-name="ch3" table:cell-range-address="Tabelle1.A14:Tabelle1.A92 Tabelle1.E13:Tabelle1.E92" chart:data-source-has-labels="row" svg:x="0.636cm" svg:y="0.816cm" svg:width="12.495cm" svg:height="5.737cm">
          <chartooo:coordinate-region svg:x="1.363cm" svg:y="0.962cm" svg:width="11.368cm" svg:height="5.05cm"/>
          <chart:axis chart:dimension="x" chart:name="primary-x" chart:style-name="ch4">
            <chart:title svg:x="5.41cm" svg:y="6.7cm" chart:style-name="ch5">
              <text:p>Temperature [°C]</text:p>
            </chart:title>
          </chart:axis>
          <chart:axis chart:dimension="y" chart:name="primary-y" chart:style-name="ch6">
            <chart:title svg:x="0cm" svg:y="5.289cm" chart:style-name="ch7">
              <text:p>Arduino ADC value</text:p>
            </chart:title>
            <chart:grid chart:style-name="ch8" chart:class="major"/>
          </chart:axis>
          <chart:series chart:style-name="ch9" chart:values-cell-range-address="Tabelle1.E14:Tabelle1.E92" chart:label-cell-address="Tabelle1.E13:Tabelle1.E13" chart:class="chart:scatter">
            <chart:domain table:cell-range-address="Tabelle1.A14:Tabelle1.A92"/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DC Value</text:p>
                <draw:g>
                  <svg:desc>Tabelle1.E13:Tabelle1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0">
                <text:p>-100</text:p>
                <draw:g>
                  <svg:desc>Tabelle1.A14:Tabelle1.A92</svg:desc>
                </draw:g>
              </table:table-cell>
              <table:table-cell office:value-type="float" office:value="0.00143760330083012">
                <text:p>0.00143760330083012</text:p>
                <draw:g>
                  <svg:desc>Tabelle1.E14:Tabelle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0">
                <text:p>-50</text:p>
              </table:table-cell>
              <table:table-cell office:value-type="float" office:value="0.238468725846935">
                <text:p>0.238468725846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1.02193618736784">
                <text:p>1.02193618736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5">
                <text:p>-25</text:p>
              </table:table-cell>
              <table:table-cell office:value-type="float" office:value="1.41713493152758">
                <text:p>1.41713493152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">
                <text:p>-20</text:p>
              </table:table-cell>
              <table:table-cell office:value-type="float" office:value="1.93967515177014">
                <text:p>1.93967515177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2.6223426706046">
                <text:p>2.6223426706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0">
                <text:p>-10</text:p>
              </table:table-cell>
              <table:table-cell office:value-type="float" office:value="3.50410646450833">
                <text:p>3.50410646450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4.63075529739876">
                <text:p>4.63075529739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.055480312736">
                <text:p>6.055480312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.83936575513315">
                <text:p>7.8393657551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0517424120712">
                <text:p>10.0517424120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.7703507057016">
                <text:p>12.7703507057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.081253280255">
                <text:p>16.081253280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0.078431372549">
                <text:p>20.078431372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24.8629964914751">
                <text:p>24.8629964914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30.5419505400739">
                <text:p>30.5419505400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37.226435282385">
                <text:p>37.226435282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45.029427818849">
                <text:p>45.029427818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54.0628640702181">
                <text:p>54.0628640702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64.4342081046212">
                <text:p>64.4342081046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76.242531247447">
                <text:p>76.242531247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89.5742193992552">
                <text:p>89.57421939925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104.498485899245">
                <text:p>104.4984858992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121.062924461203">
                <text:p>121.062924461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139.289384140035">
                <text:p>139.289384140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">
                <text:p>85</text:p>
              </table:table-cell>
              <table:table-cell office:value-type="float" office:value="159.170476917427">
                <text:p>159.170476917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180.667029728367">
                <text:p>180.667029728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203.706760293067">
                <text:p>203.706760293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">
                <text:p>100</text:p>
              </table:table-cell>
              <table:table-cell office:value-type="float" office:value="228.184387869917">
                <text:p>228.184387869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53.963289501819">
                <text:p>253.9632895018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80.878688985733">
                <text:p>280.8786889857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">
                <text:p>115</text:p>
              </table:table-cell>
              <table:table-cell office:value-type="float" office:value="308.742234199752">
                <text:p>308.7422341997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0">
                <text:p>120</text:p>
              </table:table-cell>
              <table:table-cell office:value-type="float" office:value="337.347695886016">
                <text:p>337.347695886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5">
                <text:p>125</text:p>
              </table:table-cell>
              <table:table-cell office:value-type="float" office:value="366.477424402875">
                <text:p>366.477424402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395.909143475724">
                <text:p>395.909143475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5">
                <text:p>135</text:p>
              </table:table-cell>
              <table:table-cell office:value-type="float" office:value="425.422648420076">
                <text:p>425.422648420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454.80601003166">
                <text:p>454.80601003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">
                <text:p>145</text:p>
              </table:table-cell>
              <table:table-cell office:value-type="float" office:value="483.860956736148">
                <text:p>483.860956736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">
                <text:p>150</text:p>
              </table:table-cell>
              <table:table-cell office:value-type="float" office:value="512.407204093294">
                <text:p>512.407204093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540.285607613415">
                <text:p>540.285607613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567.360118005476">
                <text:p>567.360118005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5">
                <text:p>165</text:p>
              </table:table-cell>
              <table:table-cell office:value-type="float" office:value="593.518606288825">
                <text:p>593.518606288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0">
                <text:p>170</text:p>
              </table:table-cell>
              <table:table-cell office:value-type="float" office:value="618.672692673468">
                <text:p>618.6726926734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642.756755104533">
                <text:p>642.7567551045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665.726311947133">
                <text:p>665.726311947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">
                <text:p>185</text:p>
              </table:table-cell>
              <table:table-cell office:value-type="float" office:value="687.555972132072">
                <text:p>687.555972132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">
                <text:p>190</text:p>
              </table:table-cell>
              <table:table-cell office:value-type="float" office:value="708.237130232025">
                <text:p>708.237130232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5">
                <text:p>195</text:p>
              </table:table-cell>
              <table:table-cell office:value-type="float" office:value="727.775558715873">
                <text:p>727.7755587158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">
                <text:p>200</text:p>
              </table:table-cell>
              <table:table-cell office:value-type="float" office:value="746.189019854133">
                <text:p>746.189019854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763.504989281118">
                <text:p>763.504989281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0">
                <text:p>210</text:p>
              </table:table-cell>
              <table:table-cell office:value-type="float" office:value="779.758554800518">
                <text:p>779.7585548005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5">
                <text:p>215</text:p>
              </table:table-cell>
              <table:table-cell office:value-type="float" office:value="794.990529324146">
                <text:p>794.990529324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0">
                <text:p>220</text:p>
              </table:table-cell>
              <table:table-cell office:value-type="float" office:value="809.245796640339">
                <text:p>809.2457966403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5">
                <text:p>225</text:p>
              </table:table-cell>
              <table:table-cell office:value-type="float" office:value="822.571893134822">
                <text:p>822.5718931348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0">
                <text:p>230</text:p>
              </table:table-cell>
              <table:table-cell office:value-type="float" office:value="835.017817306862">
                <text:p>835.017817306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5">
                <text:p>235</text:p>
              </table:table-cell>
              <table:table-cell office:value-type="float" office:value="846.633051360928">
                <text:p>846.6330513609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">
                <text:p>240</text:p>
              </table:table-cell>
              <table:table-cell office:value-type="float" office:value="857.466774629112">
                <text:p>857.4667746291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5">
                <text:p>245</text:p>
              </table:table-cell>
              <table:table-cell office:value-type="float" office:value="867.567246410006">
                <text:p>867.567246410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0">
                <text:p>250</text:p>
              </table:table-cell>
              <table:table-cell office:value-type="float" office:value="876.981335373104">
                <text:p>876.981335373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">
                <text:p>255</text:p>
              </table:table-cell>
              <table:table-cell office:value-type="float" office:value="885.754173442797">
                <text:p>885.754173442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">
                <text:p>260</text:p>
              </table:table-cell>
              <table:table-cell office:value-type="float" office:value="893.928913612728">
                <text:p>893.9289136127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">
                <text:p>265</text:p>
              </table:table-cell>
              <table:table-cell office:value-type="float" office:value="901.546573117874">
                <text:p>901.546573117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0">
                <text:p>270</text:p>
              </table:table-cell>
              <table:table-cell office:value-type="float" office:value="908.645945563309">
                <text:p>908.645945563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5">
                <text:p>275</text:p>
              </table:table-cell>
              <table:table-cell office:value-type="float" office:value="915.263567803343">
                <text:p>915.2635678033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0">
                <text:p>280</text:p>
              </table:table-cell>
              <table:table-cell office:value-type="float" office:value="921.433729468591">
                <text:p>921.4337294685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5">
                <text:p>285</text:p>
              </table:table-cell>
              <table:table-cell office:value-type="float" office:value="927.188514982197">
                <text:p>927.188514982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0">
                <text:p>290</text:p>
              </table:table-cell>
              <table:table-cell office:value-type="float" office:value="932.557869652968">
                <text:p>932.557869652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5">
                <text:p>295</text:p>
              </table:table-cell>
              <table:table-cell office:value-type="float" office:value="937.56968296893">
                <text:p>937.569682968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0">
                <text:p>300</text:p>
              </table:table-cell>
              <table:table-cell office:value-type="float" office:value="942.249883541431">
                <text:p>942.249883541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5">
                <text:p>305</text:p>
              </table:table-cell>
              <table:table-cell office:value-type="float" office:value="946.622541278875">
                <text:p>946.622541278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0">
                <text:p>310</text:p>
              </table:table-cell>
              <table:table-cell office:value-type="float" office:value="950.709973317535">
                <text:p>950.709973317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">
                <text:p>315</text:p>
              </table:table-cell>
              <table:table-cell office:value-type="float" office:value="954.532851024343">
                <text:p>954.532851024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0">
                <text:p>320</text:p>
              </table:table-cell>
              <table:table-cell office:value-type="float" office:value="958.110306033475">
                <text:p>958.1103060334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5">
                <text:p>325</text:p>
              </table:table-cell>
              <table:table-cell office:value-type="float" office:value="961.460033804569">
                <text:p>961.460033804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0">
                <text:p>330</text:p>
              </table:table-cell>
              <table:table-cell office:value-type="float" office:value="964.598393613952">
                <text:p>964.598393613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5">
                <text:p>335</text:p>
              </table:table-cell>
              <table:table-cell office:value-type="float" office:value="967.540504227804">
                <text:p>967.540504227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0">
                <text:p>340</text:p>
              </table:table-cell>
              <table:table-cell office:value-type="float" office:value="970.300334772259">
                <text:p>970.3003347722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5">
                <text:p>345</text:p>
              </table:table-cell>
              <table:table-cell office:value-type="float" office:value="972.890790522861">
                <text:p>972.890790522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">
                <text:p>400</text:p>
              </table:table-cell>
              <table:table-cell office:value-type="float" office:value="993.049986700198">
                <text:p>993.0499867001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